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3.305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eller Part Numb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lete Hardwar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mentary Pushbutton Switch - 12m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190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lor Buttons – 4-p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44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ing Plus - ESP32 WROOM (U.F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WRL-173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FT LCD Breakout - 1.8" (128x16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9.95" calcext:value-type="float">
            <text:p>2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LCD-15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umb Joystick Break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BOB-091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umb Joyst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Speaker - PC Mount 12mm 2.048k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79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 OHM Resis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hium Ion Battery – 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3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Qwiic 12 Bit ADC - 4 Channel (ADS10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5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 Hea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k Away Headers – 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stom PCB – tent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Researching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B Design and Gerber 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gleCAD Free 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g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DER LF SN96 21GAUGE .25LB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33.74" calcext:value-type="float">
            <text:p>33.7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02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OLDER BRAID ROSIN 0.1" 5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69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5:20:29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3:41:09.387530816</meta:creation-date>
    <dc:date>2021-02-09T15:21:40.510000000</dc:date>
    <meta:editing-duration>PT15M12S</meta:editing-duration>
    <meta:editing-cycles>4</meta:editing-cycles>
    <meta:generator>LibreOffice/7.0.4.2$Windows_X86_64 LibreOffice_project/dcf040e67528d9187c66b2379df5ea4407429775</meta:generator>
    <meta:document-statistic meta:table-count="1" meta:cell-count="127" meta:object-count="0"/>
  </office:meta>
</office:document-meta>
</file>